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DC input with 33k resistor and 2.56V ref" table:style-name="ta1">
        <table:shapes>
          <draw:frame draw:z-index="0" draw:style-name="gr1" draw:text-style-name="P1" svg:width="22.7917in" svg:height="12.8197in" svg:x="0.3846in" svg:y="12.4543in">
            <draw:object draw:notify-on-update-of-ranges="'ADC input with 33k resistor and 2.56V ref'.A2:'ADC input with 33k resistor and 2.56V ref'.A69 'ADC input with 33k resistor and 2.56V ref'.B1:'ADC input with 33k resistor and 2.56V ref'.B1 'ADC input with 33k resistor and 2.56V ref'.B2:'ADC input with 33k resistor and 2.56V ref'.B69 'ADC input with 33k resistor and 2.56V ref'.A2:'ADC input with 33k resistor and 2.56V ref'.A69 'ADC input with 33k resistor and 2.56V ref'.C1:'ADC input with 33k resistor and 2.56V ref'.C1 'ADC input with 33k resistor and 2.56V ref'.C2:'ADC input with 33k resistor and 2.56V ref'.C69 'ADC input with 33k resistor and 2.56V ref'.A2:'ADC input with 33k resistor and 2.56V ref'.A69 'ADC input with 33k resistor and 2.56V ref'.D1:'ADC input with 33k resistor and 2.56V ref'.D1 'ADC input with 33k resistor and 2.56V ref'.D2:'ADC input with 33k resistor and 2.56V ref'.D6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ADC4 (black)</text:p>
          </table:table-cell>
          <table:table-cell office:value-type="string" calcext:value-type="string">
            <text:p>ADC5</text:p>
          </table:table-cell>
          <table:table-cell office:value-type="string" calcext:value-type="string">
            <text:p>Interpolier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46" calcext:value-type="float">
            <text:p>946</text:p>
          </table:table-cell>
          <table:table-cell office:value-type="float" office:value="916" calcext:value-type="float">
            <text:p>91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915" calcext:value-type="float">
            <text:p>9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882" calcext:value-type="float">
            <text:p>88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850" calcext:value-type="float">
            <text:p>85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789" calcext:value-type="float">
            <text:p>78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32" calcext:value-type="float">
            <text:p>632</text:p>
          </table:table-cell>
          <table:table-cell office:value-type="float" office:value="625" calcext:value-type="float">
            <text:p>62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541" calcext:value-type="float">
            <text:p>54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513" calcext:value-type="float">
            <text:p>51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486" calcext:value-type="float">
            <text:p>486</text:p>
          </table:table-cell>
        </table:table-row>
        <table:table-row table:style-name="ro1">
          <table:table-cell office:value-type="float" office:value="24.5" calcext:value-type="float">
            <text:p>24.5</text:p>
          </table:table-cell>
          <table:table-cell table:number-columns-repeated="2" office:value-type="float" office:value="480" calcext:value-type="float">
            <text:p>480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42" calcext:value-type="float">
            <text:p>442</text:p>
          </table:table-cell>
          <table:table-cell office:value-type="float" office:value="375" calcext:value-type="float">
            <text:p>375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06" calcext:value-type="float">
            <text:p>406</text:p>
          </table:table-cell>
          <table:table-cell office:value-type="float" office:value="402" calcext:value-type="float">
            <text:p>402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2" calcext:value-type="float">
            <text:p>342</text:p>
          </table:table-cell>
          <table:table-cell office:value-type="float" office:value="341" calcext:value-type="float">
            <text:p>341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93" calcext:value-type="float">
            <text:p>293</text:p>
          </table:table-cell>
          <table:table-cell office:value-type="float" office:value="292" calcext:value-type="float">
            <text:p>292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30" calcext:value-type="float">
            <text:p>230</text:p>
          </table:table-cell>
          <table:table-cell office:value-type="float" office:value="215" calcext:value-type="float">
            <text:p>215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/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97" calcext:value-type="float">
            <text:p>197</text:p>
          </table:table-cell>
          <table:table-cell office:value-type="float" office:value="194" calcext:value-type="float">
            <text:p>194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68" calcext:value-type="float">
            <text:p>168</text:p>
          </table:table-cell>
          <table:table-cell office:value-type="float" office:value="167" calcext:value-type="float">
            <text:p>167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/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/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/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24" calcext:value-type="float">
            <text:p>124</text:p>
          </table:table-cell>
          <table:table-cell office:value-type="float" office:value="130" calcext:value-type="float">
            <text:p>130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12" calcext:value-type="float">
            <text:p>112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00" calcext:value-type="float">
            <text:p>100</text:p>
          </table:table-cell>
          <table:table-cell office:value-type="float" office:value="113" calcext:value-type="float">
            <text:p>113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/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/>
          <table:table-cell office:value-type="float" office:value="90" calcext:value-type="float">
            <text:p>90</text:p>
          </table:table-cell>
        </table:table-row>
      </table:table>
      <table:table table:name="Derating" table:style-name="ta1">
        <table:shapes>
          <draw:frame draw:z-index="0" draw:style-name="gr1" draw:text-style-name="P1" svg:width="6.302in" svg:height="3.5335in" svg:x="3.4531in" svg:y="0.4445in">
            <draw:object draw:notify-on-update-of-ranges="Derating.A1:Derating.A1 Derating.A2:Derating.A5 Derating.B1:Derating.B1 Derating.B2:Derating.B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Max P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P = 58 – T/3 </text:p>
          </table:table-cell>
          <table:table-cell table:number-columns-repeated="3"/>
        </table:table-row>
        <table:table-row table:style-name="ro1" table:number-rows-repeated="21">
          <table:table-cell table:number-columns-repeated="4"/>
        </table:table-row>
        <table:table-row table:style-name="ro1">
          <table:table-cell office:value-type="string" calcext:value-type="string">
            <text:p>Pmax = 42^2 / 33 = </text:p>
          </table:table-cell>
          <table:table-cell/>
          <table:table-cell office:value-type="float" office:value="53.5" calcext:value-type="float">
            <text:p>53.5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Pmin = 30^2 / 33 = 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W</text:p>
          </table:table-cell>
        </table:table-row>
      </table:table>
      <table:named-expressions/>
      <table:database-ranges>
        <table:database-range table:name="__Anonymous_Sheet_DB__0" table:target-range-address="'ADC input with 33k resistor and 2.56V ref'.A1:'ADC input with 33k resistor and 2.56V ref'.D6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8">00/00/0000</text:date>, <text:time style:data-style-name="N2" text:time-value="18:27:38.5000346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6T16:04:28.272995563</meta:creation-date>
    <meta:generator>LibreOffice/6.4.6.2$Linux_X86_64 LibreOffice_project/40$Build-2</meta:generator>
    <dc:date>2021-02-08T19:27:49.457316524</dc:date>
    <meta:editing-duration>PT1H12M46S</meta:editing-duration>
    <meta:editing-cycles>7</meta:editing-cycles>
    <meta:document-statistic meta:table-count="2" meta:cell-count="171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57.892cm" svg:height="32.563cm" xlink:href=".." xlink:type="simple" chart:class="chart:scatter" chart:style-name="ch1">
        <chart:legend chart:legend-position="end" svg:x="54.511cm" svg:y="15.484cm" style:legend-expansion="high" chart:style-name="ch2"/>
        <chart:plot-area chart:style-name="ch3" table:cell-range-address="'ADC input with 33k resistor and 2.56V ref'.A2:'ADC input with 33k resistor and 2.56V ref'.D69 'ADC input with 33k resistor and 2.56V ref'.B1:'ADC input with 33k resistor and 2.56V ref'.D1" chart:data-source-has-labels="row" svg:x="3.024cm" svg:y="0.897cm" svg:width="40.252cm" svg:height="29.041cm">
          <chartooo:coordinate-region svg:x="4.016cm" svg:y="1.096cm" svg:width="39.073cm" svg:height="28.19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ADC input with 33k resistor and 2.56V ref'.B2:'ADC input with 33k resistor and 2.56V ref'.B69" chart:label-cell-address="'ADC input with 33k resistor and 2.56V ref'.B1:'ADC input with 33k resistor and 2.56V ref'.B1" chart:class="chart:scatter">
            <chart:domain table:cell-range-address="'ADC input with 33k resistor and 2.56V ref'.A2:'ADC input with 33k resistor and 2.56V ref'.A69"/>
            <chart:data-point chart:repeated="68"/>
          </chart:series>
          <chart:series chart:style-name="ch7" chart:values-cell-range-address="'ADC input with 33k resistor and 2.56V ref'.C2:'ADC input with 33k resistor and 2.56V ref'.C69" chart:label-cell-address="'ADC input with 33k resistor and 2.56V ref'.C1:'ADC input with 33k resistor and 2.56V ref'.C1" chart:class="chart:scatter">
            <chart:data-point chart:repeated="68"/>
          </chart:series>
          <chart:series chart:style-name="ch8" chart:values-cell-range-address="'ADC input with 33k resistor and 2.56V ref'.D2:'ADC input with 33k resistor and 2.56V ref'.D69" chart:label-cell-address="'ADC input with 33k resistor and 2.56V ref'.D1:'ADC input with 33k resistor and 2.56V ref'.D1" chart:class="chart:scatter">
            <chart:data-point chart:repeated="6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DC4 (black)</text:p>
                <draw:g>
                  <svg:desc>'ADC input with 33k resistor and 2.56V ref'.B1:'ADC input with 33k resistor and 2.56V ref'.B1</svg:desc>
                </draw:g>
              </table:table-cell>
              <table:table-cell office:value-type="string">
                <text:p>ADC5</text:p>
                <draw:g>
                  <svg:desc>'ADC input with 33k resistor and 2.56V ref'.C1:'ADC input with 33k resistor and 2.56V ref'.C1</svg:desc>
                </draw:g>
              </table:table-cell>
              <table:table-cell office:value-type="string">
                <text:p>Interpoliert</text:p>
                <draw:g>
                  <svg:desc>'ADC input with 33k resistor and 2.56V ref'.D1:'ADC input with 33k resistor and 2.56V ref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'ADC input with 33k resistor and 2.56V ref'.A2:'ADC input with 33k resistor and 2.56V ref'.A69</svg:desc>
                </draw:g>
              </table:table-cell>
              <table:table-cell office:value-type="float" office:value="946">
                <text:p>946</text:p>
                <draw:g>
                  <svg:desc>'ADC input with 33k resistor and 2.56V ref'.B2:'ADC input with 33k resistor and 2.56V ref'.B69</svg:desc>
                </draw:g>
              </table:table-cell>
              <table:table-cell office:value-type="float" office:value="916">
                <text:p>916</text:p>
                <draw:g>
                  <svg:desc>'ADC input with 33k resistor and 2.56V ref'.C2:'ADC input with 33k resistor and 2.56V ref'.C69</svg:desc>
                </draw:g>
              </table:table-cell>
              <table:table-cell office:value-type="float" office:value="NaN">
                <text:p>NaN</text:p>
                <draw:g>
                  <svg:desc>'ADC input with 33k resistor and 2.56V ref'.D2:'ADC input with 33k resistor and 2.56V ref'.D6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15">
                <text:p>9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82">
                <text:p>8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0">
                <text:p>8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0">
                <text:p>82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9">
                <text:p>7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0">
                <text:p>76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1">
                <text:p>7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6">
                <text:p>7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8">
                <text:p>6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5">
                <text:p>6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632">
                <text:p>632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3">
                <text:p>6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1">
                <text:p>54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4.5">
                <text:p>24.5</text:p>
              </table:table-cell>
              <table:table-cell office:value-type="float" office:value="480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7">
                <text:p>27</text:p>
              </table:table-cell>
              <table:table-cell office:value-type="float" office:value="442">
                <text:p>442</text:p>
              </table:table-cell>
              <table:table-cell office:value-type="float" office:value="375">
                <text:p>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9">
                <text:p>41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0">
                <text:p>30</text:p>
              </table:table-cell>
              <table:table-cell office:value-type="float" office:value="406">
                <text:p>406</text:p>
              </table:table-cell>
              <table:table-cell office:value-type="float" office:value="402">
                <text:p>4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9">
                <text:p>37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5">
                <text:p>35</text:p>
              </table:table-cell>
              <table:table-cell office:value-type="float" office:value="342">
                <text:p>342</text:p>
              </table:table-cell>
              <table:table-cell office:value-type="float" office:value="341">
                <text:p>3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0">
                <text:p>40</text:p>
              </table:table-cell>
              <table:table-cell office:value-type="float" office:value="293">
                <text:p>293</text:p>
              </table:table-cell>
              <table:table-cell office:value-type="float" office:value="292">
                <text:p>2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1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3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6">
                <text:p>46</text:p>
              </table:table-cell>
              <table:table-cell office:value-type="float" office:value="230">
                <text:p>230</text:p>
              </table:table-cell>
              <table:table-cell office:value-type="float" office:value="215">
                <text:p>2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8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1">
                <text:p>51</text:p>
              </table:table-cell>
              <table:table-cell office:value-type="float" office:value="197">
                <text:p>197</text:p>
              </table:table-cell>
              <table:table-cell office:value-type="float" office:value="194">
                <text:p>1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2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3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4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6">
                <text:p>56</text:p>
              </table:table-cell>
              <table:table-cell office:value-type="float" office:value="168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7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8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9">
                <text:p>59</text:p>
              </table:table-cell>
              <table:table-cell office:value-type="float" office:value="152">
                <text:p>152</text:p>
              </table:table-cell>
              <table:table-cell office:value-type="float" office:value="153">
                <text:p>1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3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4">
                <text:p>64</text:p>
              </table:table-cell>
              <table:table-cell office:value-type="float" office:value="124">
                <text:p>124</text:p>
              </table:table-cell>
              <table:table-cell office:value-type="float" office:value="130">
                <text:p>1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6">
                <text:p>66</text:p>
              </table:table-cell>
              <table:table-cell office:value-type="float" office:value="112">
                <text:p>112</text:p>
              </table:table-cell>
              <table:table-cell office:value-type="float" office:value="120">
                <text:p>1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7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8">
                <text:p>68</text:p>
              </table:table-cell>
              <table:table-cell office:value-type="float" office:value="100">
                <text:p>100</text:p>
              </table:table-cell>
              <table:table-cell office:value-type="float" office:value="113">
                <text:p>1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9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">
                <text:p>9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8cm" svg:height="8.976cm" xlink:href=".." xlink:type="simple" chart:class="chart:scatter" chart:style-name="ch1">
        <chart:legend chart:legend-position="end" svg:x="13.659cm" svg:y="4.189cm" style:legend-expansion="high" chart:style-name="ch2"/>
        <chart:plot-area chart:style-name="ch3" table:cell-range-address="Derating.A1:Derating.B5" chart:data-source-has-labels="row" svg:x="0.32cm" svg:y="0.179cm" svg:width="13.019cm" svg:height="8.618cm">
          <chartooo:coordinate-region svg:x="0.941cm" svg:y="0.378cm" svg:width="12.118cm" svg:height="7.77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erating.B2:Derating.B5" chart:label-cell-address="Derating.B1:Derating.B1" chart:class="chart:scatter">
            <chart:domain table:cell-range-address="Derating.A2:Derating.A5"/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ax P</text:p>
                <draw:g>
                  <svg:desc>Derating.B1:Derating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">
                <text:p>25</text:p>
                <draw:g>
                  <svg:desc>Derating.A2:Derating.A5</svg:desc>
                </draw:g>
              </table:table-cell>
              <table:table-cell office:value-type="float" office:value="50">
                <text:p>50</text:p>
                <draw:g>
                  <svg:desc>Derating.B2:Derating.B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5">
                <text:p>1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5">
                <text:p>8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5">
                <text:p>145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